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1" table:default-cell-style-name="ce4"/>
        <table:table-column table:style-name="co4" table:number-columns-repeated="7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1.53-1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table:number-columns-repeated="3"/>
          <table:table-cell table:style-name="ce14"/>
          <table:table-cell table:number-columns-repeated="7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bd - other capabiliti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office:value-type="string" calcext:value-type="string">
            <text:p>osdp_FMT</text:p>
          </table:table-cell>
          <table:table-cell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table:number-columns-repeated="3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00/00/0000</text:date>, <text:time style:data-style-name="N2" text:time-value="08:20:46.108826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1-06-25T08:25:49.781383185</dc:date>
    <meta:editing-duration>P3DT4H17M47S</meta:editing-duration>
    <meta:editing-cycles>102</meta:editing-cycles>
    <meta:generator>LibreOffice/5.2.7.2$Linux_X86_64 LibreOffice_project/20m0$Build-2</meta:generator>
    <meta:document-statistic meta:table-count="1" meta:cell-count="442" meta:object-count="0"/>
  </office:meta>
</office:document-meta>
</file>